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401be"/>
    </style:style>
    <style:style style:name="P3" style:family="paragraph" style:parent-style-name="Standard">
      <style:text-properties officeooo:rsid="001401be" officeooo:paragraph-rsid="001556d6"/>
    </style:style>
    <style:style style:name="P4" style:family="paragraph" style:parent-style-name="Standard">
      <style:text-properties officeooo:rsid="001556d6" officeooo:paragraph-rsid="001556d6"/>
    </style:style>
    <style:style style:name="T1" style:family="text">
      <style:text-properties officeooo:rsid="001556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сё было позади, впереди было — всё.</text:p>
      <text:p text:style-name="P4">А затем?</text:p>
      <text:p text:style-name="P4">Затем была другая планета, другая жизнь, другая семья, другая любовь, другое всё. Только я оставался всё таким же странником, таким же чёрным. Наверное, не таким резвым, но об этом всём в одно письмо не влезет.</text:p>
      <text:p text:style-name="P4">Пора, пожалуй, и честь знать — пришло время заэпиложиться.</text:p>
      <text:p text:style-name="P1"/>
      <text:p text:style-name="P1">Когда-то кто-то говорил:</text:p>
      <text:p text:style-name="P1">Я знаю, что я ничего не знаю, а я повторял его выражение, но нынче у меня серь<text:span text:style-name="T1">ё</text:span>зные сомнения относительно даже столь незначительной толики знания.</text:p>
      <text:p text:style-name="P1">Я сомневаюсь, что знаю хоть что-нибудь - пусть даже и ничего. Несомненно одно - жизнь короче даже, чем ч<text:span text:style-name="T1">ё</text:span>рточка между датой рождения и кончины.</text:p>
      <text:p text:style-name="P1">И мне наплевать, что всем наплевать на мои премудрости, потому что я лучше их всех знаю, что даже после всего что было после всех своих глупостей и ошибок, после вляпыванья во всяческое и всевозможнейшее дерьмо я вс<text:span text:style-name="T1">ё</text:span> тот же наивный лох готовый увязаться в экспедицию к неведомым кудыкиным горам.</text:p>
      <text:p text:style-name="P1">-----------</text:p>
      <text:p text:style-name="P3">и пусть обшивка ни к черту, мачта скрыпит и вся эта скорлупа не пережив<text:span text:style-name="T1">ё</text:span>т ближайшего шторма - впер<text:span text:style-name="T1">ё</text:span>д! - и пусть очередная каллисто или пенелопа (не велика разница)<text:span text:style-name="T1">вопит и</text:span> мечется, расхрыстав свои прелести, вдоль линии прибоя вопя — впер<text:span text:style-name="T1">ё</text:span>д!... <text:s/></text:p>
      <text:p text:style-name="P1">--------------</text:p>
      <text:p text:style-name="P3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3">А хули нам!!</text:p>
      <text:p text:style-name="P1"/>
      <text:p text:style-name="P1">До свиданья, дочка.</text:p>
      <text:p text:style-name="P1">Обнимаю.</text:p>
      <text:p text:style-name="P1"/>
      <text:p text:style-name="P1">С любовью твои папы - Сергей и Николаевич.</text:p>
      <text:p text:style-name="P1"/>
      <text:p text:style-name="P3">P.S.: <text:s/></text:p>
      <text:p text:style-name="P3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его в белу тряпицу, да брось в быстру реченьку — он же потом тебе спасибо скажет</text:p>
      <text:p text:style-name="P1"/>
      <text:p text:style-name="P1">-------</text:p>
      <text:p text:style-name="P1">ночь с 20 на 21 августа 2007 г., р. Варáнда</text:p>
      <text:p text:style-name="P1"/>
      <text:p text:style-name="P1"/>
      <text:p text:style-name="P1"/>
      <text:p text:style-name="P1">на трубопроводе возле Хнзристана мальчик в спортивке - вечером тžща объявила, илишь 20 летспустя узнал о том, что у него былблизнец</text:p>
      <text:p text:style-name="P1">Разница между молодостью и старостью. В старости помимо одоления внешней материи приходится бороться и со своей, составляющей тебя самого.</text:p>
      <text:p text:style-name="P1"/>
      <text:p text:style-name="P1">Девки жестокие твари - меня студента на 2 курсе уговорили (Тупого лося) пообъясняться в любви самой незавидной девушке на курсе (ага). Она не верила и просила отстать. Потом они поехали на картошку и два местных хлопа подрались в клубе на ножах за неž - у девок и очи рогом полезли.</text:p>
      <text:p text:style-name="P1"/>
      <text:p text:style-name="P1"/>
      <text:p text:style-name="P1">Беда старости в том, что не получает уж прежней радости от радостей жизни - я так и не <text:soft-page-break/>сумел себя заставить зайти в воду на речном пляже в Конотопе. А пацаном после получасового купания с восторгом последовал за приятелями, что только-только решили искупаться.</text:p>
      <text:p text:style-name="P1">Летом внучки мои день за днем отправлялись на купания, отец мой боялся что Илона начнет заниматься сексом (просветился крестьянский сын), а она мне сказала, что хочет замуж. Я ответил, что бабка в ее возрасте вышла за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5-20T20:53:57.574041787</dc:date>
    <dc:creator>sehrguey </dc:creator>
    <meta:editing-duration>PT19M14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2" meta:paragraph-count="25" meta:word-count="443" meta:character-count="2700" meta:non-whitespace-character-count="2271"/>
  </office:meta>
</office:document-meta>
</file>